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wat</text:p>
          </table:table-cell>
          <table:table-cell office:value-type="string" table:style-name="ce1">
            <text:p>eenheden</text:p>
          </table:table-cell>
          <table:table-cell office:value-type="string" table:style-name="ce1">
            <text:p>tota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lla van proxy</text:p>
          </table:table-cell>
          <table:table-cell office:value-type="float" office:value="24" table:style-name="ce1">
            <text:p>24</text:p>
          </table:table-cell>
          <table:table-cell office:value-type="float" office:value="27.56" table:style-name="ce1">
            <text:p>27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steelbier</text:p>
          </table:table-cell>
          <table:table-cell office:value-type="float" office:value="20" table:style-name="ce1">
            <text:p>20</text:p>
          </table:table-cell>
          <table:table-cell office:value-type="float" office:value="29.8" table:style-name="ce1">
            <text:p>29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lla van ah</text:p>
          </table:table-cell>
          <table:table-cell office:value-type="float" office:value="24" table:style-name="ce1">
            <text:p>24</text:p>
          </table:table-cell>
          <table:table-cell office:value-type="float" office:value="31.8" table:style-name="ce1">
            <text:p>31.8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float" office:value="89.16" table:formula="of:=SUM([.C2:.C4])" table:style-name="ce1">
            <text:p>89.16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Halewijn Van den Bossche</meta:initial-creator>
    <dc:creator>Halewijn Van den Bossche</dc:creator>
    <meta:creation-date>2022-10-27T16:04:03Z</meta:creation-date>
    <dc:date>2022-10-28T11:31:11Z</dc:date>
  </office:meta>
</office:document-meta>
</file>